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fill-color="#ff0000" draw:textarea-horizontal-align="center" draw:textarea-vertical-align="middle" draw:shadow="hidden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1.27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color="#0000ff" fo:font-size="12pt" style:font-size-asian="18pt" style:font-size-complex="18pt"/>
    </style:style>
    <style:style style:name="P4" style:family="paragraph">
      <style:text-properties fo:color="#ff0000" fo:font-size="12pt" style:font-size-asian="18pt" style:font-size-complex="18pt"/>
    </style:style>
    <style:style style:name="P5" style:family="paragraph">
      <style:text-properties fo:color="#ff0000"/>
    </style:style>
    <style:style style:name="T1" style:family="text">
      <style:text-properties fo:color="#0000ff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175cm" svg:x="3.54cm" svg:y="5.6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2" draw:text-style-name="P1" draw:layer="layout" svg:x1="4.826cm" svg:y1="7.6cm" svg:x2="4.81cm" svg:y2="3.79cm">
            <text:p/>
          </draw:line>
          <draw:line draw:style-name="gr2" draw:text-style-name="P1" draw:layer="layout" svg:x1="4.852cm" svg:y1="7.6cm" svg:x2="10.525cm" svg:y2="7.6cm">
            <text:p/>
          </draw:line>
          <draw:circle draw:style-name="gr3" draw:text-style-name="P1" draw:layer="layout" svg:width="0.254cm" svg:height="0.254cm" svg:x="1.2cm" svg:y="7.47cm">
            <text:p/>
          </draw:circle>
          <draw:line draw:style-name="gr4" draw:text-style-name="P1" draw:layer="layout" svg:x1="1.336cm" svg:y1="7.6cm" svg:x2="1.336cm" svg:y2="5.06cm">
            <text:p/>
          </draw:line>
          <draw:line draw:style-name="gr4" draw:text-style-name="P1" draw:layer="layout" svg:x1="1.401cm" svg:y1="7.6cm" svg:x2="3.941cm" svg:y2="7.6cm">
            <text:p/>
          </draw:line>
          <draw:circle draw:style-name="gr5" draw:text-style-name="P1" draw:layer="layout" svg:width="0.254cm" svg:height="0.254cm" svg:x="6.28cm" svg:y="7.47cm">
            <text:p/>
          </draw:circle>
          <draw:line draw:style-name="gr6" draw:text-style-name="P1" draw:layer="layout" svg:x1="6.416cm" svg:y1="7.6cm" svg:x2="6.416cm" svg:y2="5.06cm">
            <text:p/>
          </draw:line>
          <draw:line draw:style-name="gr6" draw:text-style-name="P1" draw:layer="layout" svg:x1="6.481cm" svg:y1="7.6cm" svg:x2="9.021cm" svg:y2="7.6cm">
            <text:p/>
          </draw:line>
          <draw:frame draw:style-name="gr7" draw:text-style-name="P2" draw:layer="layout" svg:width="3.81cm" svg:height="0.885cm" svg:x="1cm" svg:y="7.735cm">
            <draw:text-box>
              <text:p text:style-name="P2">structure</text:p>
            </draw:text-box>
          </draw:frame>
          <draw:frame draw:style-name="gr8" draw:text-style-name="P3" draw:layer="layout" svg:width="3.81cm" svg:height="1.52cm" svg:x="4.81cm" svg:y="3.54cm">
            <draw:text-box>
              <text:p text:style-name="P2"><text:span text:style-name="T1">body</text:span></text:p>
            </draw:text-box>
          </draw:frame>
          <draw:frame draw:style-name="gr7" draw:text-style-name="P4" draw:layer="layout" svg:width="5.715cm" svg:height="0.885cm" svg:x="6.715cm" svg:y="6.465cm">
            <draw:text-box>
              <text:p text:style-name="P2"><text:span text:style-name="T2">mass-point</text:span></text:p>
            </draw:text-box>
          </draw:frame>
          <draw:custom-shape draw:style-name="gr1" draw:text-style-name="P1" draw:layer="layout" svg:width="3.175cm" svg:height="3.175cm" svg:x="14.97cm" svg:y="5.4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2" draw:text-style-name="P1" draw:layer="layout" svg:x1="16.459cm" svg:y1="7.002cm" svg:x2="16.443cm" svg:y2="3.192cm">
            <text:p/>
          </draw:line>
          <draw:line draw:style-name="gr2" draw:text-style-name="P1" draw:layer="layout" svg:x1="16.485cm" svg:y1="7.002cm" svg:x2="20.253cm" svg:y2="7.002cm">
            <text:p/>
          </draw:line>
          <draw:circle draw:style-name="gr3" draw:text-style-name="P1" draw:layer="layout" svg:width="0.254cm" svg:height="0.254cm" svg:x="15.343cm" svg:y="6.872cm">
            <text:p/>
          </draw:circle>
          <draw:line draw:style-name="gr4" draw:text-style-name="P1" draw:layer="layout" svg:x1="15.45cm" svg:y1="6.944cm" svg:x2="15.45cm" svg:y2="4.404cm">
            <text:p/>
          </draw:line>
          <draw:line draw:style-name="gr4" draw:text-style-name="P1" draw:layer="layout" svg:x1="15.544cm" svg:y1="7.002cm" svg:x2="18.693cm" svg:y2="7.002cm">
            <text:p/>
          </draw:line>
          <draw:circle draw:style-name="gr5" draw:text-style-name="P1" draw:layer="layout" svg:width="0.254cm" svg:height="0.254cm" svg:x="15.288cm" svg:y="6.872cm">
            <text:p/>
          </draw:circle>
          <draw:line draw:style-name="gr6" draw:text-style-name="P1" draw:layer="layout" svg:x1="15.424cm" svg:y1="7.176cm" svg:x2="15.489cm" svg:y2="9.716cm">
            <text:p/>
          </draw:line>
          <draw:line draw:style-name="gr6" draw:text-style-name="P1" draw:layer="layout" svg:x1="15.402cm" svg:y1="7.031cm" svg:x2="12.862cm" svg:y2="7.031cm">
            <text:p/>
          </draw:line>
          <draw:frame draw:style-name="gr7" draw:text-style-name="P2" draw:layer="layout" svg:width="3.81cm" svg:height="0.885cm" svg:x="12.949cm" svg:y="4.636cm">
            <draw:text-box>
              <text:p text:style-name="P2">structure</text:p>
            </draw:text-box>
          </draw:frame>
          <draw:frame draw:style-name="gr8" draw:text-style-name="P3" draw:layer="layout" svg:width="3.81cm" svg:height="1.52cm" svg:x="16.385cm" svg:y="3.54cm">
            <draw:text-box>
              <text:p text:style-name="P2"><text:span text:style-name="T1">body</text:span></text:p>
            </draw:text-box>
          </draw:frame>
          <draw:frame draw:style-name="gr7" draw:text-style-name="P4" draw:layer="layout" svg:width="5.715cm" svg:height="0.885cm" svg:x="13.065cm" svg:y="7.735cm">
            <draw:text-box>
              <text:p text:style-name="P2"><text:span text:style-name="T2">mass-point</text:span></text:p>
            </draw:text-box>
          </draw:frame>
          <draw:frame draw:style-name="gr7" draw:text-style-name="P5" draw:layer="layout" svg:width="1.905cm" svg:height="0.962cm" svg:x="13.03cm" svg:y="6.212cm">
            <draw:text-box>
              <text:p><text:span text:style-name="T2">x</text:span></text:p>
            </draw:text-box>
          </draw:frame>
          <draw:frame draw:style-name="gr9" draw:layer="layout" svg:width="4.445cm" svg:height="1.27cm" svg:x="2.905cm" svg:y="1.635cm">
            <draw:text-box>
              <text:p>Vehicle A</text:p>
            </draw:text-box>
          </draw:frame>
          <draw:frame draw:style-name="gr9" draw:layer="layout" svg:width="4.445cm" svg:height="1.27cm" svg:x="13.7cm" svg:y="1.635cm">
            <draw:text-box>
              <text:p>Vehicle B</text:p>
            </draw:text-box>
          </draw:frame>
          <draw:line draw:style-name="gr10" draw:text-style-name="P1" draw:layer="layout" svg:x1="15.779cm" svg:y1="5.445cm" svg:x2="15.779cm" svg:y2="7.833cm">
            <text:p/>
          </draw:line>
          <draw:line draw:style-name="gr10" draw:text-style-name="P1" draw:layer="layout" svg:x1="14.97cm" svg:y1="8.591cm" svg:x2="15.859cm" svg:y2="7.778cm">
            <text:p/>
          </draw:line>
          <draw:line draw:style-name="gr10" draw:text-style-name="P1" draw:layer="layout" svg:x1="18.145cm" svg:y1="7.84cm" svg:x2="15.732cm" svg:y2="7.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06T13:21:03</meta:creation-date>
    <dc:date>2012-09-26T13:57:20</dc:date>
    <meta:editing-duration>PT115H20M01S</meta:editing-duration>
    <meta:editing-cycles>3</meta:editing-cycles>
    <meta:generator>OpenOffice.org/3.1$Unix OpenOffice.org_project/310m19$Build-9420</meta:generator>
    <meta:document-statistic meta:object-count="31"/>
  </office:meta>
</office:document-meta>
</file>